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Roman" svg:font-family="Times-Roman" style:font-family-generic="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4925in" fo:margin-right="0in" fo:text-indent="0in" style:auto-text-inden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rban Design</text:p>
      <text:p text:style-name="Standard"/>
      <text:p text:style-name="Standard">Urban Design means many things to different people, consequently the term is often misunderstood, and greatly misused. Urban design may loose some of it's ambivalence if considered as a process to accomodate a changing environment. This process which emphasizes design possibilities rather than design finalities develops from consideration of long range needs and goals and the city's character. The ends (the built enviroment) develop from the means, the cities decision making process. The city regulates and approves development, suggests development sceneerioes, and various guidelines. By going through this process the character of the city is identified.</text:p>
      <text:p text:style-name="Standard"/>
      <text:p text:style-name="Standard">This report addresses many urban design issues effecting Grand City: this issues include the neighborhood, the region and the state. Neighborhood concerns have been idenitified by a sub-committee of the Chamber of commerce, and cover financial, aesthetic, and social catagories. Regional [defined as the 3 counties adjacent to Grand City] issues are basicly fiscal; whereas the state concerns are inargueably political. At least ten committees (i.e. the Regional Airport Committee) provided assistance for this study. The report also lays out all the possible criterion relevant to these issues and reaches a conclusion based on an examination of the issues.</text:p>
      <text:p text:style-name="Standard"/>
      <text:p text:style-name="Standard">The Urban Design process does not need to carried out at the expense of any special interest group, economic sector or govermental agency, instead it must be a co-operative effort, that involves all sectors of the city. Keeping all this in mind, the recommendations and strategies have been prepared in the spirit of promoting greater understanding of everyones roles in making Grand City a better place to life and in effect, to insure that future decissions about the city meet both resident and city officials expectations.</text:p>
      <text:p text:style-name="Standard"/>
      <text:p text:style-name="P2">Development Criteria</text:p>
      <text:p text:style-name="Standard">A major component of an an-going program to enhance the city's form and character is the creation of development criteria which can be used to assist residents and city official's in critiquing development proposals. The construction industry, especially in the US., can also use the criteria to ensure that their activities, that altar the form and character of a city, will compliment it. All proposed developments must be compatible with the community and neighborhood which they are a part of There can be no "handbook for urban design, rather the criterion must be tailered for each discrete area of the city. Future community and neighborhood plans will refine these issues farther, and define the scope and applicibility of the criteria for a particular neighborhood or district.</text:p>
      <text:p text:style-name="Standard"/>
      <text:p text:style-name="Standard">The criteria can generaly be applied to all development thru out the city, however, there are three or four areas of the city that requires greater attention because of their high degree of visability, a strong historic identity, or having an unusual cultural background. The subareas are:</text:p>
      <text:p text:style-name="Standard"/>
      <text:p text:style-name="P3">1. Neighborhood business districts.</text:p>
      <text:p text:style-name="P3">2. City Entries</text:p>
      <text:p text:style-name="P3">3. Open spaces</text:p>
      <text:p text:style-name="P3">4 Distinctive neighborhoods need to be preserved.</text:p>
      <text:p text:style-name="Standard"/>
      <text:p text:style-name="P2">Urban Form</text:p>
      <text:p text:style-name="Standard">Urban form refers to the fiscal shape of the city as determined by landforms, by the concentration of construction, and the spaces surrounding the developed areas. Although the natural forms of the city can be altered very little we can do a great deal to affect their man made elements, such as leveling buildings, widening roads, etc. Grand City MI has a distinctive urban form created by a concentrated business core. Five major East-West thoroughfares cross the inner city and two interstate highways intersects on the north side of town. Several national chains, that are Fortune 500 companies, have their national headquarters in Grand City. They are </text:p>
      <text:p text:style-name="P3">Montezuma Gold Inc., with assets of 1.5 million </text:p>
      <text:p text:style-name="P3">Rutgers Food Products, assets totalling two million </text:p>
      <text:p text:style-name="P3">Moss Services, over a billion in assets, and Jo Inc. with two and a half million in assets.</text:p>
      <text:p text:style-name="Standard"/>
      <text:p text:style-name="Standard">Beside this boomming commercial activity, there are numberous auxiliary shopping strips, mainly in the outlying suburbs. All of this development results fiom the city's distinct topography; the varied elevation, the Southeasterly flow of the Mohawk river, and the absense of thick vegetation. <text:s text:c="2"/>Unfortunatly many commercial inovations have eroded this distinctive form; making Grand City appear similar to anywhere in the U. S. A. Awareness of land use issues are essential in creating a favorable urban frm. In addition, both public and private groups will effect the character of the city by the ways in which they target investments and our energies are directed.</text:p>
      <text:p text:style-name="Standard"/>
      <text:p text:style-name="P2">Urban Construction</text:p>
      <text:p text:style-name="Standard">Because of the raising of unemployment in recent years urban construction has slowed considerablely. The lack of new construction sites have lead to a greater laxity in zoning standards because the city fathers are so anxious to increase the tax base. Effects of less zoning standards include the following; rising air pollution, especially in the inner city, congested fieeways on the north side of town, (the Bend Rose area), and inadequate low income housing. To combat these problems, urban designers must plan for parks and other open areas. They also need to work with the Industrial Committee allied with the Chamber of Commerce to locate appropiate sights for commercial developers, e.g., parcels of land with accessable highways and at least 1 mile from residental areas. Working with this committee, much improvment can be expec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Roman" svg:font-family="Times-Roman" style:font-family-generic="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11T20:16:19</meta:creation-date>
    <dc:date>2006-10-11T20:42:20</dc:date>
    <dc:language>en-US</dc:language>
    <meta:editing-cycles>6</meta:editing-cycles>
    <meta:editing-duration>PT26M4S</meta:editing-duration>
    <meta:user-defined meta:name="Info 1"/>
    <meta:user-defined meta:name="Info 2"/>
    <meta:user-defined meta:name="Info 3"/>
    <meta:user-defined meta:name="Info 4"/>
    <meta:document-statistic meta:table-count="0" meta:image-count="0" meta:object-count="0" meta:page-count="2" meta:paragraph-count="19" meta:word-count="860" meta:character-count="5450"/>
  </office:meta>
</office:document-meta>
</file>